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Quotations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Далее кратко описан формат XML метаданных</text:h>
      <text:p text:style-name="Text_20_body">Смотри также примеры в папке <text:span text:style-name="Teletype">examples</text:span>. </text:p>
      <text:p text:style-name="Text_20_body"><text:span text:style-name="Teletype">&lt;schema&gt;</text:span> - корневой элемент, может содержать элементы <text:span text:style-name="Teletype">&lt;table&gt;</text:span> и <text:span text:style-name="Teletype">&lt;relation&gt;</text:span>. </text:p>
      <text:list xml:id="list2035036727" text:style-name="L1">
        <text:list-item>
          <text:p text:style-name="P2"><text:span text:style-name="Teletype">&lt;table&gt;</text:span> - элемент описывает структуру таблицы, ее колонки, связь с классом. Имеет следующие атрибуты: </text:p>
          <text:list>
            <text:list-item>
              <text:p text:style-name="P2"><text:span text:style-name="Teletype">name</text:span> - (обязательный) имя таблицы, как в SQL; </text:p>
            </text:list-item>
            <text:list-item>
              <text:p text:style-name="P2"><text:span text:style-name="Teletype">sequence</text:span> - (опциональный) имя генератора последовательности, который задает значения для первичного ключа. Первичный ключ должен быть суррогатным ID. Если этот атрибут не пустой при использовании с БД, не имеющей генераторов (напр. MySQL), то это означает, что значения ключа генерируются автоматически; </text:p>
            </text:list-item>
            <text:list-item>
              <text:p text:style-name="P2"><text:span text:style-name="Teletype">class</text:span> - (опциональный) имя класса, в который нужно отобразить данную таблицу; </text:p>
            </text:list-item>
            <text:list-item>
              <text:p text:style-name="P2"><text:span text:style-name="Teletype">xml-name</text:span> - (опциональный) имя элемента XML, используется механизмом <text:span text:style-name="Teletype">AutoXMLizer</text:span>, если не задан используется имя таблицы, приведенное к нижнему регистру, <text:span text:style-name="Teletype">'_'</text:span> заменяются на <text:span text:style-name="Teletype">'-'</text:span>. </text:p>
            </text:list-item>
            <text:list-item>
              <text:p text:style-name="P2"><text:span text:style-name="Teletype">&lt;column&gt;</text:span> - элемент <text:span text:style-name="Teletype">&lt;table&gt;</text:span> содержит один или более элементов <text:span text:style-name="Teletype">&lt;column&gt;</text:span>, каждый из которых описывает одну колонку. Он имеет следующие атрибуты: </text:p>
              <text:list>
                <text:list-item>
                  <text:p text:style-name="P2"><text:span text:style-name="Teletype">name</text:span> - (обязательный) имя колонки, как в SQL; </text:p>
                </text:list-item>
                <text:list-item>
                  <text:p text:style-name="P2"><text:span text:style-name="Teletype">type</text:span> - (обязательный) тип данных колонки, сейчас поддерживаются следующие типы данных: </text:p>
                  <text:list>
                    <text:list-item>
                      <text:p text:style-name="P2"><text:span text:style-name="Teletype">integer</text:span> - 32-битное целое число (как минимум) </text:p>
                    </text:list-item>
                    <text:list-item>
                      <text:p text:style-name="P2"><text:span text:style-name="Teletype">longint</text:span> - (как минимум) 64-битное целое число, подходит для разных ID </text:p>
                    </text:list-item>
                    <text:list-item>
                      <text:p text:style-name="P2"><text:span text:style-name="Teletype">decimal</text:span> - десятичное число с точкой, подходит для хранения денежных величин и т.д. </text:p>
                    </text:list-item>
                    <text:list-item>
                      <text:p text:style-name="P2"><text:span text:style-name="Teletype">datetime</text:span> - временная метка, включает дату и время </text:p>
                    </text:list-item>
                    <text:list-item>
                      <text:p text:style-name="P2"><text:span text:style-name="Teletype">string</text:span> - строка символов; </text:p>
                    </text:list-item>
                  </text:list>
                </text:list-item>
                <text:list-item>
                  <text:p text:style-name="P2"><text:span text:style-name="Teletype">size</text:span> - (обязательный для типа string, иначе не используется) - максимальная длина значения; </text:p>
                </text:list-item>
                <text:list-item>
                  <text:p text:style-name="P2"><text:span text:style-name="Teletype">null</text:span> - (опциональный) если колонке можно присвоить значение <text:span text:style-name="Teletype">NULL</text:span>, возможные значения - <text:span text:style-name="Teletype">"true"</text:span> и <text:span text:style-name="Teletype">"false"</text:span>. По умолчанию - <text:span text:style-name="Teletype">"true"</text:span>, если не сказано, что колонка входит в состав первичного ключа; </text:p>
                </text:list-item>
                <text:list-item>
                  <text:p text:style-name="P2"><text:span text:style-name="Teletype">default</text:span> - (опциональный) значение по умолчанию, присваиваемое колонке. Этот атрибут может содержать константу того типа, который задан в атрибуте <text:span text:style-name="Teletype">"type"</text:span>, для типа <text:span text:style-name="Teletype">"datetime"</text:span> предусмотрено специальное значение <text:span text:style-name="Teletype">"sysdate"</text:span>, обозначающее текущие время и дату; </text:p>
                </text:list-item>
                <text:list-item>
                  <text:p text:style-name="P2"><text:span text:style-name="Teletype">property</text:span> - (опциональный) имя атрибута объекта, если оличается от имени колонки; </text:p>
                </text:list-item>
                <text:list-item>
                  <text:p text:style-name="P1"><text:span text:style-name="Teletype">xml-name</text:span> - (опциональный) имя элемента XML, используется механизмом <text:span text:style-name="Teletype">AutoXMLizer</text:span>, если не задан используется имя колонки, приведенное к нижнему регистру, <text:span text:style-name="Teletype">'_'</text:span> заменяются на <text:span text:style-name="Teletype">'-'</text:span>. Чтобы колонка не выводилась в XML установите это поле в специальное значение <text:span text:style-name="Teletype">'!'</text:span>. </text:p>
                </text:list-item>
              </text:list>
              <text:p text:style-name="P3">Элемент <text:span text:style-name="Teletype">&lt;column&gt;</text:span> может содержать вложенные элементы, которые <text:soft-page-break/>описывают дополнительные ограничения для данной колонки: </text:p>
              <text:list text:continue-numbering="true">
                <text:list-item>
                  <text:p text:style-name="P2"><text:span text:style-name="Teletype">&lt;read-only&gt;</text:span> - колонке значение может быть присвоено лишь при создании, последующие попытки обновления приведут к ошибке. </text:p>
                </text:list-item>
                <text:list-item>
                  <text:p text:style-name="P2"><text:span text:style-name="Teletype">&lt;primary-key&gt;</text:span> - колонка является первичным ключом или входит в состав сложного первичного ключа. </text:p>
                </text:list-item>
                <text:list-item>
                  <text:p text:style-name="P2"><text:span text:style-name="Teletype">&lt;foreign-key&gt;</text:span> - колонка ссылается на другие таблицу и колонку, это называется ограничением внешнего ключа. Этот элемент имеет следующие атрибуты: </text:p>
                  <text:list>
                    <text:list-item>
                      <text:p text:style-name="P2"><text:span text:style-name="Teletype">table</text:span> - (обязательный) имя таблицы, на которую ведет ссылка; </text:p>
                    </text:list-item>
                    <text:list-item>
                      <text:p text:style-name="P2"><text:span text:style-name="Teletype">key</text:span> - (опциональный) имя колонки (ключа) в таблице, на которую ведет ссылка, этот атрибут можно опустить, если ключ, на который ссылаемся, является первичным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span text:style-name="Teletype">&lt;relation&gt;</text:span> - элемент описывает отношения между доменными классами. Содержимое этого элемента зависит от типа отношения (определяется обязательным атрибутом <text:span text:style-name="Teletype">"type"</text:span>), который может принимать пока только значение <text:span text:style-name="Teletype">"one-to-many"</text:span>. Прочие типы связей (<text:span text:style-name="Teletype">"many-to-many"</text:span>, <text:span text:style-name="Teletype">"parent-to-child"</text:span>) будут реализованы в будущем. Опциональный атрибут <text:span text:style-name="Teletype">"cascade"</text:span> определяет поведение для подчиненных записей при попытке удаления главной записи. Возможные значения: <text:span text:style-name="Teletype">"restrict"</text:span>, <text:span text:style-name="Teletype">"set-null"</text:span>, <text:span text:style-name="Teletype">"delete"</text:span>. Чтобы работал способ <text:span text:style-name="Teletype">"set-null"</text:span>, в подчинённой таблице поле внешнего ключа должно быть обнуляемым: <text:span text:style-name="Teletype">null="true"</text:span>. </text:p>
          <text:list>
            <text:list-item>
              <text:p text:style-name="P2"><text:span text:style-name="Teletype">"one-to-many"</text:span> - один-ко-многим, этот тип подразумевает два вложенных элемента. </text:p>
              <text:list>
                <text:list-item>
                  <text:p text:style-name="P2"><text:span text:style-name="Teletype">&lt;one&gt;</text:span> - класс главной таблицы, атрибуты: </text:p>
                  <text:list>
                    <text:list-item>
                      <text:p text:style-name="P2"><text:span text:style-name="Teletype">class</text:span> - (обязательный) имя класса, отображаемого на главную таблицу; </text:p>
                    </text:list-item>
                    <text:list-item>
                      <text:p text:style-name="P2"><text:span text:style-name="Teletype">property</text:span> - (опциональный) имя свойства, которое ссылается типично на коллекцию зависимых объектов; </text:p>
                    </text:list-item>
                  </text:list>
                </text:list-item>
                <text:list-item>
                  <text:p text:style-name="P2"><text:span text:style-name="Teletype">&lt;many&gt;</text:span> - для зависимого класса, возможные атрибуты: </text:p>
                  <text:list>
                    <text:list-item>
                      <text:p text:style-name="P2"><text:span text:style-name="Teletype">class</text:span> - (обязательный) имя класса, отображаемого в зависимую таблицу; </text:p>
                    </text:list-item>
                    <text:list-item>
                      <text:p text:style-name="P2"><text:span text:style-name="Teletype">property</text:span> - (опциональный) имя свойства, которое ссылается на один главный объект; </text:p>
                    </text:list-item>
                    <text:list-item>
                      <text:p text:style-name="P1"><text:span text:style-name="Teletype">key</text:span> - (опциональный) определяет какую колонку использовать как внешний ключ, полезно когда между таблицами более одного отношения. 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 Fallback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letype" style:family="text">
      <style:text-properties style:font-name="DejaVu Sans Mono" style:font-name-asian="Droid Sans Fallback1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clav Naydionov</meta:initial-creator>
    <meta:creation-date>2012-06-26T10:25:20</meta:creation-date>
    <meta:document-statistic meta:table-count="0" meta:image-count="0" meta:object-count="0" meta:page-count="2" meta:paragraph-count="36" meta:word-count="594" meta:character-count="4235" meta:non-whitespace-character-count="3675"/>
    <dc:date>2012-06-26T10:25:52</dc:date>
    <dc:creator>Vaclav Naydionov</dc:creator>
    <meta:editing-duration>PT32S</meta:editing-duration>
    <meta:editing-cycles>1</meta:editing-cycles>
    <meta:generator>LibreOffice/3.4$Unix LibreOffice_project/340m1$Build-402</meta:generator>
  </office:meta>
</office:document-meta>
</file>